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1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1.00pt" fo:font-weight="bold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1.00pt" fo:font-weight="normal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1.00pt" fo:font-weight="normal" fo:font-family="Verdana" style:font-family-asian="Verdana" style:font-family-complex="Verdana" fo:background-color="transparent" fo:color="#ff3333"/>
    </style:style>
    <style:style style:name="T6" style:family="text">
      <style:text-properties fo:font-size="11.00pt" fo:font-weight="normal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1.00pt" fo:font-weight="normal" fo:font-family="Verdana" style:font-family-asian="Verdana" style:font-family-complex="Verdana" fo:background-color="transparent" fo:color="#ff0000"/>
    </style:style>
    <style:style style:name="T8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9" style:family="text">
      <style:text-properties fo:font-size="11.00pt" fo:font-weight="normal" fo:font-family="Verdana" style:font-family-asian="Verdana" style:font-family-complex="Verdana" fo:background-color="transparent" fo:color="#ff0000"/>
    </style:style>
    <style:style style:name="T10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11" style:family="text">
      <style:text-properties fo:font-size="11.00pt" fo:font-weight="normal" fo:font-family="Verdana" style:font-family-asian="Verdana" style:font-family-complex="Verdana" fo:background-color="transparent" fo:color="#ff0000"/>
    </style:style>
    <style:style style:name="T12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13" style:family="text">
      <style:text-properties fo:font-size="11.00pt" fo:font-weight="normal" fo:font-family="Verdana" style:font-family-asian="Verdana" style:font-family-complex="Verdana" fo:background-color="transparent" fo:color="#ff0000"/>
    </style:style>
    <style:style style:name="T14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15" style:family="text">
      <style:text-properties fo:font-size="11.00pt" fo:font-weight="normal" fo:font-family="Verdana" style:font-family-asian="Verdana" style:font-family-complex="Verdana" fo:background-color="transparent" fo:color="#ff0000"/>
    </style:style>
    <style:style style:name="T16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17" style:family="text">
      <style:text-properties fo:font-size="11.00pt" fo:font-weight="normal" fo:font-family="Verdana" style:font-family-asian="Verdana" style:font-family-complex="Verdana" fo:background-color="transparent" fo:color="#ff0000"/>
    </style:style>
    <style:style style:name="T18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19" style:family="text">
      <style:text-properties fo:font-size="11.00pt" fo:font-weight="normal" fo:font-family="Verdana" style:font-family-asian="Verdana" style:font-family-complex="Verdana" fo:background-color="transparent" fo:color="#ff0000"/>
    </style:style>
    <style:style style:name="T20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21" style:family="text">
      <style:text-properties fo:font-size="11.00pt" fo:font-weight="normal" fo:font-family="Verdana" style:font-family-asian="Verdana" style:font-family-complex="Verdana" fo:background-color="transparent" fo:color="#ff0000"/>
    </style:style>
    <style:style style:name="T22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23" style:family="text">
      <style:text-properties fo:font-size="11.00pt" fo:font-weight="bold" fo:font-family="Verdana" style:font-family-asian="Verdana" style:font-family-complex="Verdana" fo:background-color="transparent" fo:color="#000000"/>
    </style:style>
    <style:style style:name="T24" style:family="text">
      <style:text-properties fo:font-size="11.00pt" fo:font-weight="normal" fo:font-family="Verdana" style:font-family-asian="Verdana" style:font-family-complex="Verdana" fo:background-color="transparent" fo:color="#ff0000"/>
    </style:style>
    <style:style style:name="T25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26" style:family="text">
      <style:text-properties fo:font-size="11.00pt" fo:font-weight="bold" fo:font-family="Verdana" style:font-family-asian="Verdana" style:font-family-complex="Verdana" fo:background-color="transparent" fo:color="#000000"/>
    </style:style>
    <style:style style:name="T27" style:family="text">
      <style:text-properties fo:font-size="11.00pt" fo:font-weight="bold" fo:font-family="Verdana" style:font-family-asian="Verdana" style:font-family-complex="Verdana" fo:background-color="transparent" fo:color="#000000"/>
    </style:style>
    <style:style style:name="T28" style:family="text">
      <style:text-properties fo:font-size="11.00pt" fo:font-weight="bold" fo:font-family="Verdana" style:font-family-asian="Verdana" style:font-family-complex="Verdana" fo:background-color="transparent" fo:color="#ff0000"/>
    </style:style>
    <style:style style:name="T29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30" style:family="text">
      <style:text-properties fo:font-size="11.00pt" fo:font-weight="bold" fo:font-family="Verdana" style:font-family-asian="Verdana" style:font-family-complex="Verdana" fo:background-color="transparent" fo:color="#000000"/>
    </style:style>
    <style:style style:name="T31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32" style:family="text">
      <style:text-properties fo:font-size="11.00pt" fo:font-weight="bold" fo:font-family="Verdana" style:font-family-asian="Verdana" style:font-family-complex="Verdana" fo:background-color="transparent" fo:color="#000000"/>
    </style:style>
    <style:style style:name="T33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34" style:family="text">
      <style:text-properties fo:font-size="11.00pt" fo:font-weight="bold" fo:font-family="Verdana" style:font-family-asian="Verdana" style:font-family-complex="Verdana" fo:background-color="transparent" fo:color="#000000"/>
    </style:style>
    <style:style style:name="T35" style:family="text">
      <style:text-properties fo:font-size="11.00pt" fo:font-weight="normal" fo:font-family="Verdana" style:font-family-asian="Verdana" style:font-family-complex="Verdana" fo:background-color="transparent" fo:color="#ff0000"/>
    </style:style>
    <style:style style:name="T36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37" style:family="text">
      <style:text-properties fo:font-size="11.00pt" fo:font-weight="bold" fo:font-family="Verdana" style:font-family-asian="Verdana" style:font-family-complex="Verdana" fo:background-color="transparent" fo:color="#000000"/>
    </style:style>
    <style:style style:name="T38" style:family="text">
      <style:text-properties fo:font-size="11.00pt" fo:font-weight="normal" fo:font-family="Verdana" style:font-family-asian="Verdana" style:font-family-complex="Verdana" fo:background-color="transparent" fo:color="#ff0000"/>
    </style:style>
    <style:style style:name="T39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40" style:family="text">
      <style:text-properties fo:font-size="11.00pt" fo:font-weight="bold" fo:font-family="Verdana" style:font-family-asian="Verdana" style:font-family-complex="Verdana" fo:background-color="transparent" fo:color="#000000"/>
    </style:style>
    <style:style style:name="T41" style:family="text">
      <style:text-properties fo:font-size="11.00pt" fo:font-weight="bold" fo:font-family="Verdana" style:font-family-asian="Verdana" style:font-family-complex="Verdana" fo:background-color="transparent" style:use-window-font-color="true"/>
    </style:style>
    <style:style style:name="T42" style:family="text">
      <style:text-properties fo:font-size="11.00pt" fo:font-weight="bold" fo:font-family="Verdana" style:font-family-asian="Verdana" style:font-family-complex="Verdana" fo:background-color="transparent" style:use-window-font-color="true"/>
    </style:style>
    <style:style style:name="T43" style:family="text">
      <style:text-properties fo:font-size="11.00pt" fo:font-weight="bold" fo:font-family="Verdana" style:font-family-asian="Verdana" style:font-family-complex="Verdana" fo:background-color="transparent" style:use-window-font-color="true"/>
    </style:style>
    <style:style style:name="T44" style:family="text">
      <style:text-properties fo:font-size="11.00pt" fo:font-weight="bold" fo:font-family="Verdana" style:font-family-asian="Verdana" style:font-family-complex="Verdana" fo:background-color="transparent" fo:color="#000000"/>
    </style:style>
    <style:style style:name="T45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46" style:family="text">
      <style:text-properties fo:font-size="11.00pt" fo:font-weight="normal" fo:font-family="Verdana" style:font-family-asian="Verdana" style:font-family-complex="Verdana" fo:background-color="transparent" fo:color="#000000" fo:font-style="italic"/>
    </style:style>
    <style:style style:name="T47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48" style:family="text">
      <style:text-properties fo:font-size="11.00pt" fo:font-weight="bold" fo:font-family="Verdana" style:font-family-asian="Verdana" style:font-family-complex="Verdana" fo:background-color="transparent" fo:color="#000000"/>
    </style:style>
    <style:style style:name="T49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50" style:family="text">
      <style:text-properties fo:font-size="11.00pt" fo:font-weight="bold" fo:font-family="Verdana" style:font-family-asian="Verdana" style:font-family-complex="Verdana" fo:background-color="transparent" fo:color="#000000"/>
    </style:style>
    <style:style style:name="T51" style:family="text">
      <style:text-properties fo:font-size="11.00pt" fo:font-weight="normal" fo:font-family="Verdana" style:font-family-asian="Verdana" style:font-family-complex="Verdana" fo:background-color="transparent" fo:color="#ff0000"/>
    </style:style>
    <style:style style:name="T52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53" style:family="text">
      <style:text-properties fo:font-size="11.00pt" fo:font-weight="bold" fo:font-family="Verdana" style:font-family-asian="Verdana" style:font-family-complex="Verdana" fo:background-color="transparent" fo:color="#000000"/>
    </style:style>
    <style:style style:name="T54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55" style:family="text">
      <style:text-properties fo:font-size="11.00pt" fo:font-weight="bold" fo:font-family="Verdana" style:font-family-asian="Verdana" style:font-family-complex="Verdana" fo:background-color="transparent" fo:color="#000000"/>
    </style:style>
    <style:style style:name="T56" style:family="text">
      <style:text-properties fo:font-size="11.00pt" fo:font-weight="bold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00"/>
    </style:style>
    <style:style style:name="T57" style:family="text">
      <style:text-properties fo:font-size="11.00pt" fo:font-weight="bold" fo:font-family="Verdana" style:font-family-asian="Verdana" style:font-family-complex="Verdana" fo:background-color="transparent" fo:color="#000000"/>
    </style:style>
    <style:style style:name="T58" style:family="text">
      <style:text-properties fo:font-size="11.00pt" fo:font-weight="bold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00"/>
    </style:style>
    <style:style style:name="T59" style:family="text">
      <style:text-properties fo:font-size="11.00pt" fo:font-weight="bold" fo:font-family="Verdana" style:font-family-asian="Verdana" style:font-family-complex="Verdana" fo:background-color="transparent" fo:color="#000000"/>
    </style:style>
    <style:style style:name="T60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61" style:family="text">
      <style:text-properties fo:font-size="11.00pt" fo:font-weight="normal" fo:font-family="Verdana" style:font-family-asian="Verdana" style:font-family-complex="Verdana" fo:background-color="transparent" style:use-window-font-color="true"/>
    </style:style>
    <style:style style:name="T62" style:family="text">
      <style:text-properties fo:font-size="11.00pt" fo:font-weight="bold" fo:font-family="Verdana" style:font-family-asian="Verdana" style:font-family-complex="Verdana" fo:background-color="transparent" style:use-window-font-color="true"/>
    </style:style>
    <style:style style:name="T63" style:family="text">
      <style:text-properties fo:font-size="11.00pt" fo:font-weight="normal" fo:font-family="Verdana" style:font-family-asian="Verdana" style:font-family-complex="Verdana" fo:background-color="transparent" style:use-window-font-color="true"/>
    </style:style>
    <style:style style:name="T64" style:family="text">
      <style:text-properties fo:font-size="11.00pt" fo:font-weight="normal" fo:font-family="Verdana" style:font-family-asian="Verdana" style:font-family-complex="Verdana" fo:background-color="transparent" fo:color="#ff0000"/>
    </style:style>
    <style:style style:name="T65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66" style:family="text">
      <style:text-properties fo:font-size="11.00pt" fo:font-weight="bold" fo:font-family="Verdana" style:font-family-asian="Verdana" style:font-family-complex="Verdana" fo:background-color="transparent" fo:color="#000000"/>
    </style:style>
    <style:style style:name="T67" style:family="text">
      <style:text-properties fo:font-size="11.00pt" fo:font-weight="normal" fo:font-family="Verdana" style:font-family-asian="Verdana" style:font-family-complex="Verdana" fo:background-color="transparent" fo:color="#ff0000"/>
    </style:style>
    <style:style style:name="T68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69" style:family="text">
      <style:text-properties fo:font-size="11.00pt" fo:font-weight="bold" fo:font-family="Verdana" style:font-family-asian="Verdana" style:font-family-complex="Verdana" fo:background-color="transparent" fo:color="#000000"/>
    </style:style>
    <style:style style:name="T70" style:family="text">
      <style:text-properties fo:font-size="11.00pt" fo:font-weight="bold" fo:font-family="Verdana" style:font-family-asian="Verdana" style:font-family-complex="Verdana" fo:background-color="transparent" fo:color="#ff0000"/>
    </style:style>
    <style:style style:name="T71" style:family="text">
      <style:text-properties fo:font-size="11.00pt" fo:font-weight="normal" fo:font-family="Verdana" style:font-family-asian="Verdana" style:font-family-complex="Verdana" fo:background-color="transparent" fo:color="#ff0000"/>
    </style:style>
    <style:style style:name="T72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73" style:family="text">
      <style:text-properties fo:font-size="11.00pt" fo:font-weight="bold" fo:font-family="Verdana" style:font-family-asian="Verdana" style:font-family-complex="Verdana" fo:background-color="transparent" fo:color="#000000"/>
    </style:style>
    <style:style style:name="T74" style:family="text">
      <style:text-properties fo:font-size="11.00pt" fo:font-weight="bold" fo:font-family="Verdana" style:font-family-asian="Verdana" style:font-family-complex="Verdana" fo:background-color="transparent" fo:color="#000000"/>
    </style:style>
    <style:style style:name="T75" style:family="text">
      <style:text-properties fo:font-size="11.00pt" fo:font-weight="bold" fo:font-family="Verdana" style:font-family-asian="Verdana" style:font-family-complex="Verdana" fo:background-color="transparent" fo:color="#ff0000"/>
    </style:style>
    <style:style style:name="T76" style:family="text">
      <style:text-properties fo:font-size="11.00pt" fo:font-weight="normal" fo:font-family="Verdana" style:font-family-asian="Verdana" style:font-family-complex="Verdana" fo:background-color="transparent" fo:color="#ff0000"/>
    </style:style>
    <style:style style:name="T77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78" style:family="text">
      <style:text-properties fo:font-size="11.00pt" fo:font-weight="bold" fo:font-family="Verdana" style:font-family-asian="Verdana" style:font-family-complex="Verdana" fo:background-color="transparent" fo:color="#000000"/>
    </style:style>
    <style:style style:name="T79" style:family="text">
      <style:text-properties fo:font-size="11.00pt" fo:font-weight="bold" fo:font-family="Verdana" style:font-family-asian="Verdana" style:font-family-complex="Verdana" fo:background-color="transparent" fo:color="#000000"/>
    </style:style>
    <style:style style:name="T80" style:family="text">
      <style:text-properties fo:font-size="11.00pt" fo:font-weight="normal" fo:font-family="Verdana" style:font-family-asian="Verdana" style:font-family-complex="Verdana" fo:background-color="transparent" fo:color="#ff0000"/>
    </style:style>
    <style:style style:name="T81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82" style:family="text">
      <style:text-properties fo:font-size="11.00pt" fo:font-weight="bold" fo:font-family="Verdana" style:font-family-asian="Verdana" style:font-family-complex="Verdana" fo:background-color="transparent" fo:color="#000000"/>
    </style:style>
    <style:style style:name="T83" style:family="text">
      <style:text-properties fo:font-size="11.00pt" fo:font-weight="bold" fo:font-family="Verdana" style:font-family-asian="Verdana" style:font-family-complex="Verdana" fo:background-color="transparent" fo:color="#000000"/>
    </style:style>
    <style:style style:name="T84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P1" style:family="paragraph">
      <style:paragraph-properties fo:line-height="100.00%" fo:text-align="left" fo:margin-top="2.00pt" fo:margin-bottom="2.00p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Übungsaufgaben aus der Praxis<text:s/></text:span><text:span text:style-name="T2">–</text:span><text:span text:style-name="T3"><text:s/>Teil 6<text:line-break/><text:line-break/><text:line-break/><text:line-break/></text:span><text:span text:style-name="T4">1. Welche Bedeutung hat der Schalter -i beim Befehl dpkg?<text:line-break/><text:line-break/></text:span><text:span text:style-name="T5"><text:line-break/><text:line-break/></text:span><text:span text:style-name="T6">2. Welche Bedeutung hat der Schalter -r beim Befehl dpkg?<text:line-break/><text:line-break/><text:line-break/><text:line-break/>3. Welche Bedeutung hat der Schalter -P beim Befehl dpkg?<text:line-break/><text:line-break/></text:span><text:span text:style-name="T7"><text:line-break/><text:line-break/></text:span><text:span text:style-name="T8">4. Welche Bedeutung hat der Schalter -s beim Befehl dpkg?</text:span><text:span text:style-name="T9"><text:line-break/><text:line-break/><text:tab/><text:tab/><text:tab/><text:line-break/><text:line-break/></text:span><text:span text:style-name="T10">5. Welche Bedeutung hat der Schalter -C beim Befehl dpkg?</text:span><text:span text:style-name="T11"><text:line-break/><text:line-break/><text:line-break/><text:line-break/></text:span><text:span text:style-name="T12">6. Welche Bedeutung hat der Schalter -L beim Befehl dpkg?</text:span><text:span text:style-name="T13"><text:line-break/><text:line-break/><text:line-break/><text:line-break/></text:span><text:span text:style-name="T14">7. Bequemer installieren Sie Software mit einem Frontend.<text:line-break/>Wie heißt ein frontend zu dpkg?</text:span><text:span text:style-name="T15"><text:line-break/><text:line-break/><text:line-break/><text:line-break/></text:span><text:span text:style-name="T16">8. Wie können Sie mit dpkg ein installiertes Paket neu konfigurieren?<text:line-break/><text:line-break/></text:span><text:span text:style-name="T17"><text:line-break/><text:line-break/></text:span><text:span text:style-name="T18">9. Wie installieren Sie mit apt-get ein Programm?<text:line-break/></text:span><text:span text:style-name="T19"><text:line-break/> <text:line-break/><text:line-break/></text:span><text:span text:style-name="T20">10. Wie aktualisieren Sie mit apt-get die Liste verfügbarer Pakete (Paketindexdatei)?<text:line-break/><text:line-break/><text:line-break/><text:line-break/>11. Wie aktualisieren Sie mit apt-get alle installierten Pakete?<text:line-break/><text:line-break/></text:span><text:span text:style-name="T21"><text:tab/></text:span><text:span text:style-name="T22"><text:line-break/><text:line-break/>12. Wie heißt der Befehl, der apt-get und apt-cache Funktionen vereint?<text:line-break/><text:line-break/><text:line-break/><text:line-break/>13. Manchmal wollen wir das apt-Archive aufräumen,<text:s text:c="2"/><text:line-break/>(/var/cache/apt/archives) und die heruntergeladene Pakete löschen. <text:line-break/>Wie heißt der apt-get-Befehl, der den Cache bereinigt?<text:line-break/><text:line-break/><text:line-break/><text:line-break/>14. Wie heißen die Alternativen zum Red Hat Paket Manager (RPM)?<text:line-break/><text:line-break/></text:span><text:span text:style-name="T23">chocolatey, homebrew, apt, dselect</text:span><text:span text:style-name="T24"><text:line-break/></text:span><text:span text:style-name="T25"><text:line-break/>15. Wie heißt die Konfigurationsdatei von RPM?<text:line-break/><text:line-break/></text:span><text:span text:style-name="T26">/usr/lib/rpm/rpmrc bzw. /etc/</text:span><text:span text:style-name="T27">rpmrc</text:span><text:span text:style-name="T28"><text:line-break/></text:span><text:span text:style-name="T29"><text:line-break/>16. Wo befindet sich die Skripte die von RPM benutzt werden?<text:line-break/><text:line-break/></text:span><text:span text:style-name="T30">/usr/lib/rpm</text:span><text:span text:style-name="T31"><text:line-break/><text:line-break/>17. Welche Bedeutung hat der Schalter -R beim Befehl rpm? <text:line-break/><text:line-break/></text:span><text:span text:style-name="T32">-R zeigt die Abhängigkeit von bereitgestellten Funktionen an.</text:span><text:span text:style-name="T33"><text:line-break/><text:line-break/>18. Mit welchem Schalter können Sie bei rpm, Pakete trotz fehlender Abhängigkeiten installieren (Zwangsinstallation)?<text:line-break/><text:line-break/></text:span><text:span text:style-name="T34">--force</text:span><text:span text:style-name="T35"><text:line-break/></text:span><text:span text:style-name="T36"><text:line-break/>19. Wie lässt sich mit rpm die RPM-Datenbank abfragen, um zu sehen ob ein Paket installiert ist? <text:line-break/><text:line-break/></text:span><text:span text:style-name="T37">--list, --state</text:span><text:span text:style-name="T38"><text:line-break/><text:line-break/></text:span><text:span text:style-name="T39">20. Was ist der Unterschied zwischen rpm -qi und rpm -i<text:line-break/><text:line-break/></text:span><text:span text:style-name="T40">qi =<text:s/></text:span><text:span text:style-name="T41">query information</text:span><text:span text:style-name="T42">,</text:span><text:span text:style-name="T43"><text:s/>erweiterte Infos zu einem Paket anzeigen</text:span><text:span text:style-name="T44"/></text:p>
      <text:p text:style-name="P1"><text:span text:style-name="T44">i = install<text:line-break/></text:span><text:span text:style-name="T45"><text:line-break/>21. Was macht der Befehl<text:s/></text:span><text:span text:style-name="T46">rpm -qc httpd<text:s/></text:span><text:span text:style-name="T47">bei installierten Paketen?<text:line-break/><text:line-break/></text:span><text:span text:style-name="T48">Der Befehl zeigt die Konfigurationsdatei eines Pakets an.</text:span><text:span text:style-name="T49"><text:line-break/><text:line-break/>22. Welchen Schalter würden Sie zusätzlich nutzen, falls das Paket httpd noch nicht installiert ist?<text:line-break/><text:line-break/></text:span><text:span text:style-name="T50">-i bzw --install</text:span><text:span text:style-name="T51"><text:line-break/></text:span><text:span text:style-name="T52"><text:line-break/>23. Was müssen Sie mit einem RPM-Paket machen, wenn Sie nur eine einzelne Datei daraus extrahieren möchten?<text:line-break/><text:line-break/></text:span><text:span text:style-name="T53">rpm2cpio PAKETNAME.rpm | cpio -iv --to-stdout ./DATEINAME &gt; ZIELORDNER</text:span></text:p>
      <text:p text:style-name="P1"><text:span text:style-name="T53">oder</text:span></text:p>
      <text:p text:style-name="P1"><text:span text:style-name="T53">rpm --specfile SPECFILE (Parse and query SPECFILE as if it were a package.)<text:s/></text:span><text:span text:style-name="T54"><text:line-break/><text:line-break/>24. Welche Distributionen setzen den Red Hat Paketmanager RPM ein?<text:line-break/><text:line-break/></text:span><text:span text:style-name="T55">Red Hat Enterprise Linux, Fedora, SUSE Linux Enterprise, openSUSE, CentOS, Tizen "&amp; many more" (</text:span><text:a xlink:href="https://rpm.org/about.html"><text:span text:style-name="T56">https://rpm.org/about.html</text:span></text:a><text:span text:style-name="T57"><text:s/>bzw<text:s/></text:span><text:a xlink:href="https://en.wikipedia.org/wiki/Category:RPM-based_Linux_distributions"><text:span text:style-name="T58">https://en.wikipedia.org/wiki/Category:RPM-based_Linux_distributions</text:span></text:a><text:span text:style-name="T59">)</text:span><text:span text:style-name="T60"><text:line-break/><text:line-break/>25. Manchmal gibt es ein (Sicherheits-) Update für ein Paket. <text:line-break/>Wie können Sie, in einer Zeile, mit apt-get die Liste der Pakete aktualisieren, und im Anschluss</text:span><text:span text:style-name="T61"><text:s/>alle Pakete Ihres Systems auf einmal aktualisieren?<text:line-break/><text:line-break/></text:span><text:span text:style-name="T62">sudo apt-get -y update &amp;&amp; sudo apt-get -y upgrade (bzw ; statt &amp;&amp;)</text:span><text:span text:style-name="T63"/></text:p>
      <text:p text:style-name="P2"><text:span text:style-name="T64"><text:line-break/></text:span><text:span text:style-name="T65">26. Wie deinstallieren Sie mit apt-get ein Programm?<text:line-break/><text:line-break/></text:span><text:span text:style-name="T66">apt-get remove PROGRAMM</text:span><text:span text:style-name="T67"><text:line-break/></text:span></text:p>
      <text:p text:style-name="P2"><text:span text:style-name="T68">27. Wie heißt und wo finden Sie die Hauptkonfigurationsdatei von YUM?<text:line-break/><text:line-break/></text:span><text:span text:style-name="T69"><text:s/>/etc/yum.conf</text:span><text:span text:style-name="T70"><text:line-break/></text:span><text:span text:style-name="T71"><text:line-break/></text:span><text:span text:style-name="T72">28. Wie finden Sie ein Programm mit yum?<text:line-break/><text:line-break/></text:span><text:span text:style-name="T73">yum search</text:span><text:span text:style-name="T74"><text:s/>PROGRAMM</text:span><text:span text:style-name="T75"><text:line-break/></text:span><text:span text:style-name="T76"><text:line-break/></text:span><text:span text:style-name="T77">29. Wie installieren Sie mit yum ein Programm?<text:line-break/><text:line-break/></text:span><text:span text:style-name="T78">yum install</text:span><text:span text:style-name="T79"><text:s/>PROGRAMM</text:span><text:span text:style-name="T80"><text:line-break/><text:line-break/></text:span><text:span text:style-name="T81">30. Wie deinstallieren Sie mit yum ein Programm?<text:line-break/><text:line-break/></text:span><text:span text:style-name="T82">yum erase/remove</text:span><text:span text:style-name="T83"><text:s/>PROGRAMM</text:span><text:span text:style-name="T84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